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01000000ECDAFEC9D5.png"/>
  <manifest:file-entry manifest:media-type="image/png" manifest:full-path="Pictures/10000201000005030000047931295EB6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808080" draw:marker-start-width="0.276cm" draw:marker-end-width="0.276cm" draw:fill="none" draw:fill-color="#eeeee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6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d320" draw:textarea-vertical-align="middle"/>
    </style:style>
    <style:style style:name="gr6" style:family="graphic" style:parent-style-name="standard">
      <style:graphic-properties draw:fill="solid" draw:fill-color="#83ca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8" style:family="graphic" style:parent-style-name="standard">
      <style:graphic-properties draw:fill="solid" draw:fill-color="#eeeeee" draw:textarea-vertical-align="middle"/>
    </style:style>
    <style:style style:name="gr9" style:family="graphic" style:parent-style-name="standard">
      <style:graphic-properties draw:fill="solid" draw:fill-color="#aecf00" draw:textarea-vertical-align="middle"/>
    </style:style>
    <style:style style:name="gr10" style:family="graphic" style:parent-style-name="standard">
      <style:graphic-properties draw:fill="solid" draw:fill-color="#579d1c" draw:textarea-vertical-align="middle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7" style:family="graphic" style:parent-style-name="standard">
      <style:graphic-properties svg:stroke-color="#000000" draw:marker-start="Arrowheads_20_2" draw:marker-start-width="0.3cm" draw:marker-end="Arrowheads_20_2" draw:marker-end-width="0.3cm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solid" draw:fill-color="#66ff00" draw:opacity-name="Transparency_20_1" draw:textarea-horizontal-align="justify" draw:textarea-vertical-align="middle" draw:auto-grow-height="false" fo:min-height="0cm" fo:min-width="0cm" draw:shadow-offset-x="0.203cm" draw:shadow-offset-y="0.20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family="'Courier 10 Pitch'" style:font-pitch="fixed" fo:font-weight="bold" style:font-weight-asian="bold" style:font-weight-complex="bold"/>
    </style:style>
    <style:style style:name="P4" style:family="paragraph">
      <style:paragraph-properties fo:text-align="center"/>
      <style:text-properties fo:color="#000000" fo:font-family="'Courier 10 Pitch'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Courier 10 Pitch'" style:font-pitch="fixed" fo:font-weight="bold" style:font-weight-asian="bold" style:font-weight-complex="bold"/>
    </style:style>
    <style:style style:name="T3" style:family="text">
      <style:text-properties fo:color="#000000" fo:font-family="'Courier 10 Pitch'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001cm" svg:height="8.509cm" svg:x="13.664cm" svg:y="2.27cm">
          <text:p/>
        </draw:rect>
        <draw:rect draw:style-name="gr2" draw:text-style-name="P1" draw:layer="layout" svg:width="8.558cm" svg:height="8.274cm" svg:x="24.478cm" svg:y="2.397cm">
          <text:p/>
        </draw:rect>
        <draw:frame draw:style-name="gr3" draw:layer="layout" svg:width="1.446cm" svg:height="0.962cm" svg:x="24.332cm" svg:y="1.254cm">
          <draw:text-box>
            <text:p>VM</text:p>
          </draw:text-box>
        </draw:frame>
        <draw:custom-shape draw:style-name="gr4" draw:text-style-name="P1" draw:layer="layout" svg:width="2.413cm" svg:height="2.286cm" svg:x="30.22cm" svg:y="8.004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" draw:text-style-name="P1" draw:layer="layout" svg:width="5.08cm" svg:height="0.762cm" draw:transform="rotate (1.57376338652299) translate (32.623cm 7.986cm)">
          <text:p text:style-name="P1">Network Interface</text:p>
        </draw:rect>
        <draw:custom-shape draw:style-name="gr4" draw:text-style-name="P1" draw:layer="layout" svg:width="2.413cm" svg:height="2.286cm" svg:x="27.68cm" svg:y="8.004cm">
          <text:p text:style-name="P1">Sess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2.413cm" svg:height="2.286cm" svg:x="25.14cm" svg:y="8.004cm">
          <text:p text:style-name="P1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6" draw:text-style-name="P1" draw:layer="layout" svg:width="4.953cm" svg:height="2.432cm" svg:x="25.094cm" svg:y="2.905cm">
          <text:p text:style-name="P1">Web App</text:p>
        </draw:rect>
        <draw:frame draw:style-name="gr3" draw:layer="layout" svg:width="1.446cm" svg:height="0.962cm" svg:x="24.332cm" svg:y="1.254cm">
          <draw:text-box>
            <text:p>VM</text:p>
          </draw:text-box>
        </draw:frame>
        <draw:frame draw:style-name="gr7" draw:layer="layout" svg:width="2.111cm" svg:height="0.962cm" svg:x="13.585cm" svg:y="1.254cm">
          <draw:text-box>
            <text:p>Proxy</text:p>
          </draw:text-box>
        </draw:frame>
        <draw:rect draw:style-name="gr8" draw:text-style-name="P1" xml:id="id1" draw:id="id1" draw:layer="layout" svg:width="7.366cm" svg:height="1.778cm" svg:x="13.918cm" svg:y="3.232cm">
          <text:p text:style-name="P1">HTTP</text:p>
        </draw:rect>
        <draw:rect draw:style-name="gr9" draw:text-style-name="P1" xml:id="id3" draw:id="id3" draw:layer="layout" svg:width="4.318cm" svg:height="4.064cm" svg:x="17.093cm" svg:y="6.461cm">
          <text:p/>
        </draw:rect>
        <draw:polygon draw:style-name="gr10" draw:text-style-name="P1" draw:layer="layout" svg:width="10.54cm" svg:height="4.082cm" svg:x="21.157cm" svg:y="2.905cm" svg:viewBox="0 0 10541 4083" draw:points="10033,0 10541,0 10541,4083 254,4083 0,3937 254,3810 0,3683 254,3575 10033,3575">
          <text:p/>
        </draw:polygon>
        <draw:rect draw:style-name="gr5" draw:text-style-name="P2" draw:layer="layout" svg:width="4.037cm" svg:height="0.889cm" svg:x="17.22cm" svg:y="8.512cm">
          <text:p text:style-name="P1"><text:span text:style-name="T1">XDebug</text:span></text:p>
        </draw:rect>
        <draw:rect draw:style-name="gr5" draw:text-style-name="P2" draw:layer="layout" svg:width="4.037cm" svg:height="0.889cm" svg:x="17.22cm" svg:y="7.623cm">
          <text:p text:style-name="P1"><text:span text:style-name="T1">MySQL</text:span></text:p>
        </draw:rect>
        <draw:rect draw:style-name="gr5" draw:text-style-name="P2" draw:layer="layout" svg:width="4.037cm" svg:height="0.889cm" svg:x="17.22cm" svg:y="9.401cm">
          <text:p text:style-name="P1"><text:span text:style-name="T1">File</text:span></text:p>
        </draw:rect>
        <draw:line draw:style-name="gr11" draw:text-style-name="P1" draw:layer="layout" svg:x1="10.083cm" svg:y1="3.54cm" svg:x2="13.766cm" svg:y2="3.54cm">
          <text:p/>
        </draw:line>
        <draw:line draw:style-name="gr11" draw:text-style-name="P1" draw:layer="layout" svg:x1="21.411cm" svg:y1="3.54cm" svg:x2="24.967cm" svg:y2="3.54cm">
          <text:p/>
        </draw:line>
        <draw:custom-shape draw:style-name="gr12" draw:text-style-name="P3" draw:layer="layout" svg:width="1.016cm" svg:height="1.016cm" svg:x="11.48cm" svg:y="2.524cm">
          <text:p text:style-name="P1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016cm" svg:height="1.016cm" svg:x="22.554cm" svg:y="2.524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016cm" svg:height="1.016cm" svg:x="30.301cm" svg:y="5.57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016cm" svg:height="1.016cm" svg:x="20.141cm" svg:y="6.588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016cm" svg:height="1.016cm" svg:x="31.19cm" svg:y="6.588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4.84cm" svg:y1="4.683cm" svg:x2="21.284cm" svg:y2="4.683cm">
          <text:p/>
        </draw:line>
        <draw:custom-shape draw:style-name="gr12" draw:text-style-name="P3" draw:layer="layout" svg:width="1.016cm" svg:height="1.016cm" svg:x="22.681cm" svg:y="4.683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3.766cm" svg:y1="4.683cm" svg:x2="10.21cm" svg:y2="4.683cm">
          <text:p/>
        </draw:line>
        <draw:custom-shape draw:style-name="gr12" draw:text-style-name="P3" draw:layer="layout" svg:width="1.016cm" svg:height="1.016cm" svg:x="11.48cm" svg:y="4.683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text-style-name="P1" draw:layer="layout" svg:width="12.064cm" svg:height="3.047cm" svg:x="19.379cm" svg:y="4.556cm" svg:viewBox="0 0 12065 3048" draw:points="12065,0 12065,2159 0,2159 0,3048">
          <text:p/>
        </draw:polyline>
        <draw:custom-shape draw:style-name="gr14" draw:text-style-name="P1" xml:id="id4" draw:id="id4" draw:layer="layout" svg:width="2.513cm" svg:height="2.286cm" svg:x="14.099cm" svg:y="8.112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1" xml:id="id2" draw:id="id2" draw:layer="layout" svg:width="1.016cm" svg:height="1.016cm" svg:x="14.834cm" svg:y="5.85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6" draw:text-style-name="P1" draw:layer="layout" svg:x1="17.601cm" svg:y1="5.01cm" svg:x2="15.342cm" svg:y2="5.853cm" draw:start-shape="id1" draw:start-glue-point="2" draw:end-shape="id2" draw:end-glue-point="4" svg:d="M17601 5010v422h-2259v421">
          <text:p/>
        </draw:connector>
        <draw:connector draw:style-name="gr16" draw:text-style-name="P1" draw:layer="layout" svg:x1="19.252cm" svg:y1="6.461cm" svg:x2="15.85cm" svg:y2="6.361cm" draw:start-shape="id3" draw:start-glue-point="0" draw:end-shape="id2" draw:end-glue-point="10" svg:d="M19252 6461v-501h-2780v401h-622">
          <text:p/>
        </draw:connector>
        <draw:connector draw:style-name="gr16" draw:text-style-name="P1" draw:layer="layout" svg:x1="15.342cm" svg:y1="6.869cm" svg:x2="15.356cm" svg:y2="8.112cm" draw:start-shape="id2" draw:start-glue-point="8" draw:end-shape="id4" draw:end-glue-point="5" svg:d="M15342 6869v622h14v621">
          <text:p/>
        </draw:connector>
        <draw:line draw:style-name="gr17" draw:text-style-name="P1" draw:layer="layout" svg:x1="31.48cm" svg:y1="4.556cm" svg:x2="32.714cm" svg:y2="4.556cm">
          <text:p/>
        </draw:line>
        <draw:line draw:style-name="gr17" draw:text-style-name="P1" draw:layer="layout" svg:x1="30.047cm" svg:y1="4.556cm" svg:x2="31.353cm" svg:y2="4.556cm">
          <text:p/>
        </draw:line>
        <draw:line draw:style-name="gr17" draw:text-style-name="P1" draw:layer="layout" svg:x1="29.539cm" svg:y1="5.446cm" svg:x2="30.337cm" svg:y2="6.588cm">
          <text:p/>
        </draw:line>
        <draw:line draw:style-name="gr17" draw:text-style-name="P1" draw:layer="layout" svg:x1="30.591cm" svg:y1="6.842cm" svg:x2="31.571cm" svg:y2="7.985cm">
          <text:p/>
        </draw:line>
        <draw:line draw:style-name="gr17" draw:text-style-name="P1" draw:layer="layout" svg:x1="28.042cm" svg:y1="5.445cm" svg:x2="28.332cm" svg:y2="6.588cm">
          <text:p/>
        </draw:line>
        <draw:line draw:style-name="gr17" draw:text-style-name="P1" draw:layer="layout" svg:x1="28.432cm" svg:y1="6.842cm" svg:x2="28.777cm" svg:y2="7.985cm">
          <text:p/>
        </draw:line>
        <draw:line draw:style-name="gr17" draw:text-style-name="P1" draw:layer="layout" svg:x1="26.41cm" svg:y1="5.318cm" svg:x2="26.4cm" svg:y2="6.588cm">
          <text:p/>
        </draw:line>
        <draw:line draw:style-name="gr17" draw:text-style-name="P1" draw:layer="layout" svg:x1="26.4cm" svg:y1="6.842cm" svg:x2="26.4cm" svg:y2="7.985cm">
          <text:p/>
        </draw:line>
        <draw:custom-shape draw:style-name="gr18" draw:text-style-name="P4" draw:layer="layout" svg:width="0.762cm" svg:height="0.762cm" svg:x="17.764cm" svg:y="4.683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762cm" svg:height="0.762cm" svg:x="19.288cm" svg:y="5.445cm">
          <text:p text:style-name="P1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8.001cm" svg:height="8.509cm" svg:x="2.016cm" svg:y="2.27cm">
          <text:p/>
        </draw:rect>
        <draw:frame draw:style-name="gr7" draw:layer="layout" svg:width="5.159cm" svg:height="0.962cm" svg:x="2.016cm" svg:y="1.308cm">
          <draw:text-box>
            <text:p>Browser/Crawler</text:p>
          </draw:text-box>
        </draw:frame>
        <draw:frame draw:style-name="gr19" draw:text-style-name="P1" draw:layer="layout" svg:width="3.777cm" svg:height="3.375cm" svg:x="5.605cm" svg:y="3.04cm">
          <draw:image xlink:href="Pictures/10000201000005030000047931295EB6.png" xlink:type="simple" xlink:show="embed" xlink:actuate="onLoad">
            <text:p/>
          </draw:image>
        </draw:frame>
        <draw:custom-shape draw:style-name="gr20" draw:text-style-name="P1" draw:layer="layout" svg:width="3.236cm" svg:height="4.552cm" draw:transform="skewX (-0.0760963553869384) rotate (-1.57079632679579) translate (9.376cm 3.13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10467.60982874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" draw:layer="layout" svg:width="2.498cm" svg:height="2.295cm" svg:x="3.015cm" svg:y="3.538cm">
          <draw:image xlink:href="Pictures/1000020100000101000000ECDAFEC9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900" draw:border="0%"/>
    <draw:opacity draw:name="Transparency_20_3" draw:display-name="Transparency 3" draw:style="linear" draw:start="50%" draw:end="0%" draw:angle="900" draw:border="0%"/>
    <draw:marker draw:name="Arrow" svg:viewBox="0 0 20 30" svg:d="M10 0l-10 30h20z"/>
    <draw:marker draw:name="Arrowheads_20_2" draw:display-name="Arrowheads 2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77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carlo Pellegrino</meta:initial-creator>
    <meta:creation-date>2016-04-21T12:25:34</meta:creation-date>
    <dc:date>2016-04-21T15:26:43</dc:date>
    <dc:creator>Giancarlo Pellegrino</dc:creator>
    <meta:editing-duration>PT2H42M7S</meta:editing-duration>
    <meta:editing-cycles>4</meta:editing-cycles>
    <meta:generator>OpenOffice/4.1.1$Unix OpenOffice.org_project/411m6$Build-9775</meta:generator>
    <meta:document-statistic meta:object-count="48"/>
  </office:meta>
</office:document-meta>
</file>